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Cantarell" svg:font-family="Cantarell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0pt" officeooo:paragraph-rsid="0010c6e9" style:font-size-asian="10pt" style:font-size-complex="10pt"/>
    </style:style>
    <style:style style:name="T1" style:family="text">
      <style:text-properties officeooo:rsid="0010c6e9"/>
    </style:style>
    <style:style style:name="T2" style:family="text">
      <style:text-properties officeooo:rsid="0012428c"/>
    </style:style>
    <style:style style:name="T3" style:family="text">
      <style:text-properties officeooo:rsid="0013fe7f"/>
    </style:style>
    <style:style style:name="T4" style:family="text">
      <style:text-properties officeooo:rsid="001749a4"/>
    </style:style>
    <style:style style:name="T5" style:family="text">
      <style:text-properties officeooo:rsid="0018e9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ormance</text:p>
      <text:p text:style-name="P1">Research Methodsin I/Opsychology</text:p>
      <text:p text:style-name="P1">Job Analysis</text:p>
      <text:p text:style-name="P1">Performance Appraisal</text:p>
      <text:p text:style-name="P1"><text:tab/><text:span text:style-name="T2">Season 2 episode 8 – Performance Review</text:span></text:p>
      <text:p text:style-name="P1">Selection</text:p>
      <text:p text:style-name="P1"><text:tab/><text:span text:style-name="T4">Season 7 Episode 25 – Search Committee</text:span></text:p>
      <text:p text:style-name="P1">Placement </text:p>
      <text:p text:style-name="P1">Employee Training</text:p>
      <text:p text:style-name="P1"><text:tab/><text:span text:style-name="T3">Season 7 Episode 20 – Training Day</text:span></text:p>
      <text:p text:style-name="P1">Employee Motivation</text:p>
      <text:p text:style-name="P1"><text:tab/><text:span text:style-name="T5">Season 8 episode 2 – The Incentive</text:span></text:p>
      <text:p text:style-name="P1">Goal Setting</text:p>
      <text:p text:style-name="P1">Organizational Justice</text:p>
      <text:p text:style-name="P1">Job Satisfaction</text:p>
      <text:p text:style-name="P1">Organizational Commitment<text:span text:style-name="T1">s</text:span></text:p>
      <text:p text:style-name="P1">Emotions at Work</text:p>
      <text:p text:style-name="P1">OCB</text:p>
      <text:p text:style-name="P1">CWB</text:p>
      <text:p text:style-name="P1"><text:tab/><text:span text:style-name="T1">Season 2 episode 3 – office olymics</text:span></text:p>
      <text:p text:style-name="P1"/>
      <text:p text:style-name="P1">Organizational Norms</text:p>
      <text:p text:style-name="P1">Safety</text:p>
      <text:p text:style-name="P1"><text:tab/><text:span text:style-name="T1">Season 2 episode 4 – The Fire</text:span></text:p>
      <text:p text:style-name="P1">Occupational Stress</text:p>
      <text:p text:style-name="P1">Burnout</text:p>
      <text:p text:style-name="P1">Turnover</text:p>
      <text:p text:style-name="P1">Work-Family Conflict</text:p>
      <text:p text:style-name="P1">Work Groups and teams</text:p>
      <text:p text:style-name="P1">Social loafing</text:p>
      <text:p text:style-name="P1">Group-think</text:p>
      <text:p text:style-name="P1">Leadership – Sources of Power</text:p>
      <text:p text:style-name="P1">Abuse of Power</text:p>
      <text:p text:style-name="P1">OrganizationalDevelopment</text:p>
      <text:p text:style-name="P1">OrganizationalChange</text:p>
      <text:p text:style-name="P1">TheoryX/TheoryY</text:p>
      <text:p text:style-name="P1">OrganizationalCul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Cantarell" svg:font-family="Cantarell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08:19:52.565531267</meta:creation-date>
    <dc:date>2019-04-15T08:36:18.095692109</dc:date>
    <meta:editing-duration>PT16M22S</meta:editing-duration>
    <meta:editing-cycles>7</meta:editing-cycles>
    <meta:generator>LibreOffice/6.2.2.2$Linux_X86_64 LibreOffice_project/20$Build-2</meta:generator>
    <meta:document-statistic meta:table-count="0" meta:image-count="0" meta:object-count="0" meta:page-count="1" meta:paragraph-count="36" meta:word-count="90" meta:character-count="694" meta:non-whitespace-character-count="626"/>
  </office:meta>
</office:document-meta>
</file>